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0FF3427FF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Regular"/>
    <style:font-face style:name="Lohit Telugu" svg:font-family="'Lohit Telugu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1cm" fo:min-width="0cm"/>
    </style:style>
    <style:style style:name="gr5" style:family="graphic" style:parent-style-name="standard">
      <style:graphic-properties draw:stroke="solid" draw:stroke-dash="Fine_20_Dott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7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Lohit Telugu" fo:font-size="60pt" fo:font-weight="bold" style:font-size-asian="60pt" style:font-size-complex="60pt"/>
    </style:style>
    <style:style style:name="P3" style:family="paragraph">
      <style:text-properties style:font-name="Lohit Telugu" fo:font-size="60pt" fo:font-weight="bold" style:font-size-asian="60pt" style:font-weight-asian="normal" style:font-size-complex="60pt" style:font-weight-complex="normal"/>
    </style:style>
    <style:style style:name="P4" style:family="paragraph">
      <style:text-properties fo:font-size="75pt" style:font-size-asian="75pt" style:font-size-complex="75pt"/>
    </style:style>
    <style:style style:name="T1" style:family="text">
      <style:text-properties style:font-name="Lohit Telugu" fo:font-size="60pt" fo:font-weight="bold" style:font-size-asian="60pt" style:font-weight-asian="normal" style:font-size-complex="60pt" style:font-weight-complex="normal"/>
    </style:style>
    <style:style style:name="T2" style:family="text">
      <style:text-properties style:font-name="Abyssinica SIL" fo:font-size="75pt" style:font-name-asian="Abyssinica SIL" style:font-size-asian="75pt" style:font-name-complex="Abyssinica SIL" style:font-size-complex="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cm" svg:height="2.2cm" svg:x="3.769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008cm" svg:height="0.018cm" svg:x="4.49cm" svg:y="2.829cm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g>
              <draw:custom-shape draw:style-name="gr3" draw:text-style-name="P1" draw:layer="layout" svg:width="0.297cm" svg:height="0.296cm" svg:x="4.388cm" svg:y="2.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g>
                  <draw:custom-shape draw:style-name="gr3" draw:text-style-name="P1" draw:layer="layout" svg:width="0.305cm" svg:height="0.323cm" svg:x="4.206cm" svg:y="3.184cm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7cm" svg:height="0.561cm" svg:x="4.205cm" svg:y="3.34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65cm" svg:height="0.14cm" svg:x="4.266cm" svg:y="3.334cm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8cm" svg:height="0.099cm" svg:x="4.204cm" svg:y="3.854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47cm" svg:height="0.115cm" svg:x="4.334cm" svg:y="3.18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213cm" svg:height="0.606cm" svg:x="4.385cm" svg:y="3.29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34cm" svg:height="0.771cm" svg:x="4.386cm" svg:y="3.87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29cm" svg:height="0.13cm" svg:x="4.387cm" svg:y="4.588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cm" svg:height="0.106cm" svg:x="4.266cm" svg:y="3.24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custom-shape draw:style-name="gr3" draw:text-style-name="P1" draw:layer="layout" svg:width="0.304cm" svg:height="0.326cm" svg:x="4.209cm" svg:y="3.186cm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7cm" svg:height="0.562cm" svg:x="4.207cm" svg:y="3.34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69cm" svg:height="0.137cm" svg:x="4.267cm" svg:y="3.338cm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8cm" svg:height="0.099cm" svg:x="4.206cm" svg:y="3.85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46cm" svg:height="0.115cm" svg:x="4.336cm" svg:y="3.184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213cm" svg:height="0.607cm" svg:x="4.387cm" svg:y="3.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33cm" svg:height="0.773cm" svg:x="4.388cm" svg:y="3.87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3cm" svg:height="0.129cm" svg:x="4.388cm" svg:y="4.59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199cm" svg:height="0.104cm" svg:x="4.27cm" svg:y="3.24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custom-shape draw:style-name="gr3" draw:text-style-name="P1" draw:layer="layout" svg:width="0.302cm" svg:height="0.325cm" svg:x="4.563cm" svg:y="3.182cm">
                    <text:p/>
  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5cm" svg:height="0.562cm" svg:x="4.759cm" svg:y="3.345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163cm" svg:height="0.14cm" svg:x="4.64cm" svg:y="3.333cm">
                    <text:p/>
  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6cm" svg:height="0.1cm" svg:x="4.762cm" svg:y="3.853cm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46cm" svg:height="0.116cm" svg:x="4.493cm" svg:y="3.181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214cm" svg:height="0.606cm" svg:x="4.475cm" svg:y="3.297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134cm" svg:height="0.774cm" svg:x="4.553cm" svg:y="3.874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126cm" svg:height="0.128cm" svg:x="4.559cm" svg:y="4.588cm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cm" svg:height="0.104cm" svg:x="4.606cm" svg:y="3.241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</draw:g>
              </draw:g>
            </draw:g>
            <draw:g>
              <draw:custom-shape draw:style-name="gr3" draw:text-style-name="P1" draw:layer="layout" svg:width="0.296cm" svg:height="0.296cm" svg:x="5.041cm" svg:y="2.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3" draw:text-style-name="P1" draw:layer="layout" svg:width="0.304cm" svg:height="0.326cm" svg:x="4.862cm" svg:y="3.186cm">
                  <text:p/>
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custom-shape draw:style-name="gr3" draw:text-style-name="P1" draw:layer="layout" svg:width="0.169cm" svg:height="0.137cm" svg:x="4.92cm" svg:y="3.338cm">
                  <text:p/>
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g>
                  <draw:custom-shape draw:style-name="gr3" draw:text-style-name="P1" draw:layer="layout" svg:width="0.109cm" svg:height="0.559cm" draw:transform="skewX (0.0125663706143592) rotate (-0.18133970928221) translate (4.862cm 3.316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06cm" svg:height="0.101cm" draw:transform="rotate (-0.18133970928221) translate (4.773cm 3.81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3" draw:text-style-name="P1" draw:layer="layout" svg:width="0.246cm" svg:height="0.115cm" svg:x="4.989cm" svg:y="3.18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212cm" svg:height="0.607cm" svg:x="5.041cm" svg:y="3.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133cm" svg:height="0.773cm" svg:x="5.041cm" svg:y="3.8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128cm" svg:height="0.129cm" svg:x="5.042cm" svg:y="4.5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0.201cm" svg:height="0.121cm" svg:x="4.923cm" svg:y="3.2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212cm" svg:height="0.699cm" svg:x="4.845cm" svg:y="3.449cm">
                  <text:p/>
  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3" draw:text-style-name="P1" draw:layer="layout" svg:width="0.208cm" svg:height="0.433cm" svg:x="5.053cm" svg:y="3.71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107cm" svg:height="0.053cm" svg:x="4.845cm" svg:y="4.12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0.369cm" svg:height="0.051cm" svg:x="4.892cm" svg:y="4.1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" draw:text-style-name="P1" draw:layer="layout" svg:width="0.304cm" svg:height="0.325cm" svg:x="5.217cm" svg:y="3.187cm">
                  <text:p/>
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custom-shape draw:style-name="gr3" draw:text-style-name="P1" draw:layer="layout" svg:width="0.166cm" svg:height="0.137cm" svg:x="5.296cm" svg:y="3.339cm">
                  <text:p/>
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g>
                  <draw:custom-shape draw:style-name="gr3" draw:text-style-name="P1" draw:layer="layout" svg:width="0.108cm" svg:height="0.561cm" draw:transform="rotate (-0.18133970928221) translate (5.514cm 3.317cm)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107cm" svg:height="0.101cm" draw:transform="rotate (-0.18133970928221) translate (5.521cm 3.817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3" draw:text-style-name="P1" draw:layer="layout" svg:width="0.245cm" svg:height="0.115cm" svg:x="5.146cm" svg:y="3.18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213cm" svg:height="0.609cm" svg:x="5.127cm" svg:y="3.3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133cm" svg:height="0.774cm" svg:x="5.207cm" svg:y="3.879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129cm" svg:height="0.129cm" svg:x="5.21cm" svg:y="4.591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0.202cm" svg:height="0.121cm" svg:x="5.258cm" svg:y="3.24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213cm" svg:height="0.697cm" svg:x="5.325cm" svg:y="3.451cm">
                  <text:p/>
  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3" draw:text-style-name="P1" draw:layer="layout" svg:width="0.207cm" svg:height="0.432cm" svg:x="5.119cm" svg:y="3.7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107cm" svg:height="0.055cm" svg:x="5.429cm" svg:y="4.125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0.37cm" svg:height="0.051cm" svg:x="5.122cm" svg:y="4.12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2" draw:text-style-name="P1" draw:layer="layout" svg:width="0.008cm" svg:height="0.018cm" svg:x="4.488cm" svg:y="2.831cm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g>
              <draw:custom-shape draw:style-name="gr3" draw:text-style-name="P1" draw:layer="layout" svg:width="0.297cm" svg:height="0.296cm" svg:x="4.386cm" svg:y="2.8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g>
                  <draw:custom-shape draw:style-name="gr3" draw:text-style-name="P1" draw:layer="layout" svg:width="0.305cm" svg:height="0.323cm" svg:x="4.204cm" svg:y="3.186cm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7cm" svg:height="0.561cm" svg:x="4.203cm" svg:y="3.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65cm" svg:height="0.14cm" svg:x="4.264cm" svg:y="3.336cm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8cm" svg:height="0.099cm" svg:x="4.202cm" svg:y="3.85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47cm" svg:height="0.115cm" svg:x="4.332cm" svg:y="3.184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213cm" svg:height="0.606cm" svg:x="4.383cm" svg:y="3.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34cm" svg:height="0.771cm" svg:x="4.384cm" svg:y="3.87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29cm" svg:height="0.13cm" svg:x="4.385cm" svg:y="4.59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cm" svg:height="0.106cm" svg:x="4.264cm" svg:y="3.244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custom-shape draw:style-name="gr3" draw:text-style-name="P1" draw:layer="layout" svg:width="0.304cm" svg:height="0.326cm" svg:x="4.207cm" svg:y="3.188cm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7cm" svg:height="0.562cm" svg:x="4.205cm" svg:y="3.351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69cm" svg:height="0.137cm" svg:x="4.265cm" svg:y="3.34cm">
                    <text:p/>
  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8cm" svg:height="0.099cm" svg:x="4.204cm" svg:y="3.859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46cm" svg:height="0.115cm" svg:x="4.334cm" svg:y="3.18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213cm" svg:height="0.607cm" svg:x="4.385cm" svg:y="3.30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33cm" svg:height="0.773cm" svg:x="4.386cm" svg:y="3.881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3cm" svg:height="0.129cm" svg:x="4.386cm" svg:y="4.59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199cm" svg:height="0.104cm" svg:x="4.268cm" svg:y="3.24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custom-shape draw:style-name="gr3" draw:text-style-name="P1" draw:layer="layout" svg:width="0.302cm" svg:height="0.325cm" svg:x="4.561cm" svg:y="3.184cm">
                    <text:p/>
  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5cm" svg:height="0.562cm" svg:x="4.757cm" svg:y="3.347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163cm" svg:height="0.14cm" svg:x="4.638cm" svg:y="3.335cm">
                    <text:p/>
  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  <draw:equation draw:name="f0" draw:formula="10800*cos($0 *(pi/180))"/>
                      <draw:equation draw:name="f1" draw:formula="10800*sin($0 *(pi/180))"/>
                      <draw:equation draw:name="f2" draw:formula="?f0 +10800"/>
                      <draw:equation draw:name="f3" draw:formula="?f1 +10800"/>
                      <draw:equation draw:name="f4" draw:formula="21600-?f2 "/>
                      <draw:equation draw:name="f5" draw:formula="10800-$1 "/>
                      <draw:equation draw:name="f6" draw:formula="10800+$1 "/>
                      <draw:equation draw:name="f7" draw:formula="?f5 *cos($0 *(pi/180))"/>
                      <draw:equation draw:name="f8" draw:formula="?f5 *sin($0 *(pi/180))"/>
                      <draw:handle draw:handle-position="$1 $0" draw:handle-polar="10800 10800" draw:handle-radius-range-minimum="0" draw:handle-radius-range-maximum="10800"/>
                    </draw:enhanced-geometry>
                  </draw:custom-shape>
                  <draw:custom-shape draw:style-name="gr3" draw:text-style-name="P1" draw:layer="layout" svg:width="0.106cm" svg:height="0.1cm" svg:x="4.76cm" svg:y="3.855cm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46cm" svg:height="0.116cm" svg:x="4.491cm" svg:y="3.183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214cm" svg:height="0.606cm" svg:x="4.473cm" svg:y="3.299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134cm" svg:height="0.774cm" svg:x="4.551cm" svg:y="3.876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126cm" svg:height="0.128cm" svg:x="4.557cm" svg:y="4.59cm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" draw:text-style-name="P1" draw:layer="layout" svg:width="0.2cm" svg:height="0.104cm" svg:x="4.604cm" svg:y="3.243cm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</draw:g>
              </draw:g>
            </draw:g>
            <draw:g>
              <draw:custom-shape draw:style-name="gr3" draw:text-style-name="P1" draw:layer="layout" svg:width="0.296cm" svg:height="0.296cm" svg:x="5.039cm" svg:y="2.8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3" draw:text-style-name="P1" draw:layer="layout" svg:width="0.304cm" svg:height="0.326cm" svg:x="4.86cm" svg:y="3.188cm">
                  <text:p/>
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custom-shape draw:style-name="gr3" draw:text-style-name="P1" draw:layer="layout" svg:width="0.169cm" svg:height="0.137cm" svg:x="4.918cm" svg:y="3.34cm">
                  <text:p/>
    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g>
                  <draw:custom-shape draw:style-name="gr3" draw:text-style-name="P1" draw:layer="layout" svg:width="0.109cm" svg:height="0.559cm" draw:transform="skewX (0.0125663706143592) rotate (-0.18133970928221) translate (4.86cm 3.318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1" draw:layer="layout" svg:width="0.106cm" svg:height="0.101cm" draw:transform="rotate (-0.18133970928221) translate (4.771cm 3.817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3" draw:text-style-name="P1" draw:layer="layout" svg:width="0.246cm" svg:height="0.115cm" svg:x="4.987cm" svg:y="3.18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212cm" svg:height="0.607cm" svg:x="5.039cm" svg:y="3.3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133cm" svg:height="0.773cm" svg:x="5.039cm" svg:y="3.8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128cm" svg:height="0.129cm" svg:x="5.04cm" svg:y="4.59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0.201cm" svg:height="0.121cm" svg:x="4.921cm" svg:y="3.2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212cm" svg:height="0.699cm" svg:x="4.843cm" svg:y="3.451cm">
                  <text:p/>
  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3" draw:text-style-name="P1" draw:layer="layout" svg:width="0.208cm" svg:height="0.433cm" svg:x="5.051cm" svg:y="3.7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107cm" svg:height="0.053cm" svg:x="4.843cm" svg:y="4.1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0.369cm" svg:height="0.051cm" svg:x="4.89cm" svg:y="4.12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" draw:text-style-name="P1" draw:layer="layout" svg:width="0.304cm" svg:height="0.325cm" svg:x="5.215cm" svg:y="3.189cm">
                  <text:p/>
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custom-shape draw:style-name="gr3" draw:text-style-name="P1" draw:layer="layout" svg:width="0.166cm" svg:height="0.137cm" svg:x="5.294cm" svg:y="3.341cm">
                  <text:p/>
                  <draw:enhanced-geometry svg:viewBox="0 0 21600 21600" draw:mirror-horizontal="true" draw:mirror-vertical="false" draw:type="block-arc" draw:modifiers="180 54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g>
                  <draw:custom-shape draw:style-name="gr3" draw:text-style-name="P1" draw:layer="layout" svg:width="0.108cm" svg:height="0.561cm" draw:transform="rotate (-0.18133970928221) translate (5.512cm 3.319cm)">
                    <text:p/>
                    <draw:enhanced-geometry svg:viewBox="0 0 21600 21600" draw:mirror-horizontal="true" draw:mirror-vertical="false" draw:type="rectangle" draw:enhanced-path="M 0 0 L 21600 0 21600 21600 0 21600 0 0 Z N"/>
                  </draw:custom-shape>
                  <draw:custom-shape draw:style-name="gr3" draw:text-style-name="P1" draw:layer="layout" svg:width="0.107cm" svg:height="0.101cm" draw:transform="rotate (-0.18133970928221) translate (5.519cm 3.819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3" draw:text-style-name="P1" draw:layer="layout" svg:width="0.245cm" svg:height="0.115cm" svg:x="5.144cm" svg:y="3.18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213cm" svg:height="0.609cm" svg:x="5.125cm" svg:y="3.30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133cm" svg:height="0.774cm" svg:x="5.205cm" svg:y="3.88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129cm" svg:height="0.129cm" svg:x="5.208cm" svg:y="4.593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0.202cm" svg:height="0.121cm" svg:x="5.256cm" svg:y="3.24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213cm" svg:height="0.697cm" svg:x="5.323cm" svg:y="3.453cm">
                  <text:p/>
  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3" draw:text-style-name="P1" draw:layer="layout" svg:width="0.207cm" svg:height="0.432cm" svg:x="5.117cm" svg:y="3.72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3" draw:text-style-name="P1" draw:layer="layout" svg:width="0.107cm" svg:height="0.055cm" svg:x="5.427cm" svg:y="4.127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0.37cm" svg:height="0.051cm" svg:x="5.12cm" svg:y="4.129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draw:g>
        </draw:g>
        <draw:g>
          <draw:custom-shape draw:style-name="gr1" draw:text-style-name="P1" draw:layer="layout" svg:width="2.2cm" svg:height="2.2cm" svg:x="7.799cm" svg:y="2.7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.975cm" svg:height="3.587cm" svg:x="7.912cm" svg:y="2.377cm">
            <draw:text-box>
              <text:p text:style-name="P2"><text:span text:style-name="T1">$</text:span></text:p>
            </draw:text-box>
          </draw:frame>
        </draw:g>
        <draw:g>
          <draw:custom-shape draw:style-name="gr5" draw:text-style-name="P1" draw:layer="layout" svg:width="2.2cm" svg:height="2.2cm" svg:x="4.046cm" svg:y="8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2cm" svg:height="2cm" svg:x="4.146cm" svg:y="8.6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2.2cm" svg:height="2.2cm" svg:x="6.866cm" svg:y="8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2cm" svg:height="2cm" svg:x="6.966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4" draw:layer="layout" svg:width="1.95cm" svg:height="2.897cm" svg:x="3.952cm" svg:y="5.357cm">
            <draw:text-box>
              <text:p text:style-name="P4"><text:span text:style-name="T2">$</text:span></text:p>
            </draw:text-box>
          </draw:frame>
          <draw:custom-shape draw:style-name="gr1" draw:text-style-name="P1" draw:layer="layout" svg:width="2.2cm" svg:height="2.2cm" svg:x="3.798cm" svg:y="5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2cm" svg:height="2.2cm" svg:x="9.375cm" svg:y="5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.528cm" svg:height="1.521cm" svg:x="9.663cm" svg:y="5.666cm">
            <draw:image xlink:href="Pictures/1000020100000100000000FF3427FF68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adornments="Regular"/>
    <style:font-face style:name="Lohit Telugu" svg:font-family="'Lohit Telugu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21:25:07.964615954</meta:creation-date>
    <dc:date>2014-05-03T17:18:46.680039404</dc:date>
    <meta:editing-duration>PT1H26M21S</meta:editing-duration>
    <meta:editing-cycles>4</meta:editing-cycles>
    <meta:generator>LibreOffice/4.2.3.3$Linux_X86_64 LibreOffice_project/993cb766f2244f41321cec91f1d644dce1f47c50</meta:generator>
    <meta:document-statistic meta:object-count="151"/>
  </office:meta>
</office:document-meta>
</file>